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2.75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break-before="page"/>
      <style:text-properties fo:font-size="14pt" style:font-size-asian="12.25pt" style:font-size-complex="14pt"/>
    </style:style>
    <style:style style:name="P10" style:family="paragraph" style:parent-style-name="Standard">
      <style:paragraph-properties fo:text-align="start" style:justify-single-word="false" fo:break-before="page"/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style:font-size-asian="14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style:paragraph-properties fo:text-align="center"/>
      <style:text-properties fo:font-size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2.75pt" style:font-weight-asian="bold" style:font-size-complex="2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3.1000003814697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font-size-asian="14pt" style:font-size-complex="16pt"/>
    </style:style>
    <style:style style:name="T11" style:family="text">
      <style:text-properties fo:font-size="16pt" fo:font-style="italic" style:font-size-asian="14pt" style:font-style-asian="italic" style:font-size-complex="16pt" style:font-style-complex="italic"/>
    </style:style>
    <style:style style:name="T12" style:family="text">
      <style:text-properties fo:font-size="16pt" fo:font-style="italic" style:text-underline-style="solid" style:text-underline-width="auto" style:text-underline-color="font-color" style:font-size-asian="14pt" style:font-style-asian="italic" style:font-size-complex="16pt" style:font-style-complex="italic"/>
    </style:style>
    <style:style style:name="T13" style:family="text">
      <style:text-properties fo:font-size="16pt" fo:font-style="normal" style:font-size-asian="14pt" style:font-style-asian="normal" style:font-size-complex="16pt" style:font-style-complex="normal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593cm" fo:min-width="6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487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<text:tab/></text:p>
      <text:p text:style-name="P1"><text:tab/><text:span text:style-name="T3">Sommaire</text:span></text:p>
      <text:p text:style-name="P6"/>
      <text:p text:style-name="P2"/>
      <text:p text:style-name="P2"><text:tab/>1 . <text:span text:style-name="T2">Présentation</text:span></text:p>
      <text:p text:style-name="P2"><text:tab/><text:tab/><text:span text:style-name="T9">A . Présentation du projet</text:span></text:p>
      <text:p text:style-name="P8"/>
      <text:p text:style-name="P8"><text:tab/><text:tab/>B . Présentation du groupe</text:p>
      <text:p text:style-name="P3"/>
      <text:p text:style-name="P2"><text:tab/>2 . <text:span text:style-name="T2">Objectifs à atteindre</text:span></text:p>
      <text:p text:style-name="P3"/>
      <text:p text:style-name="P2"><text:tab/>3 . <text:span text:style-name="T2">Exigences et contraintes</text:span></text:p>
      <text:p text:style-name="P3"/>
      <text:p text:style-name="P2"><text:tab/>4 . <text:span text:style-name="T2">Utilisateurs</text:span></text:p>
      <text:p text:style-name="P2"/>
      <text:p text:style-name="P2"><text:tab/>5 . <text:span text:style-name="T2">Ressources utilisées</text:span></text:p>
      <text:p text:style-name="P2"/>
      <text:p text:style-name="P2"><text:tab/>6 . <text:span text:style-name="T2">Aspects techniques</text:span></text:p>
      <text:p text:style-name="P3"/>
      <text:p text:style-name="P2"><text:tab/>7 . <text:span text:style-name="T2">Signatures</text:span></text:p>
      <text:p text:style-name="P3"/>
      <text:p text:style-name="P3"/>
      <text:p text:style-name="P3"/>
      <text:p text:style-name="P3"/>
      <text:p text:style-name="P3"/>
      <text:p text:style-name="P10"><text:tab/><text:span text:style-name="T5">1 . Présentation</text:span></text:p>
      <text:p text:style-name="P4"/>
      <text:p text:style-name="P2"><text:span text:style-name="T4"><text:tab/></text:span><text:span text:style-name="T11"><text:tab/></text:span><text:span text:style-name="T12">A . </text:span><text:span text:style-name="T12">Présentation du projet</text:span></text:p>
      <text:p text:style-name="P12"/>
      <text:p text:style-name="P2"><text:span text:style-name="T11"><text:tab/></text:span><text:span text:style-name="T13"><text:tab/></text:span><text:span text:style-name="T6">Cette année, le projet de PPE (Projet Personnel Encadré) consiste à <text:tab/>faire une application hors ligne, codée en C#, permettant de jouer au jeu <text:tab/>de cartes «Ninjago» via une interface graphique, contre des IA. Nous <text:tab/>devrons également, dans la limite du possible, faire une application en <text:tab/>ligne <text:tab/>permettant de jouer au même jeu que l’application hors ligne, mais <text:tab/>contre d’autres joueurs jouant eux aussi sur l’application en ligne.</text:span></text:p>
      <text:p text:style-name="P7"/>
      <text:p text:style-name="P7"><text:tab/>Les joueurs posséderont également une collection de cartes, pourront <text:tab/>consulter les collections des autres, et échanger entre eux leurs cartes via <text:tab/>un système d’échange en ligne.</text:p>
      <text:p text:style-name="P7"/>
      <text:p text:style-name="P2"><text:span text:style-name="T6"><text:tab/></text:span><text:span text:style-name="T6">L’application hors ligne, quand à elle, permettra de jouer contre une IA en <text:tab/>mode de jeu «classique», c’est à dire sans cartes «véhicules».</text:span></text:p>
      <text:p text:style-name="P7"/>
      <text:p text:style-name="P2"><text:span text:style-name="T6"><text:tab/><text:tab/></text:span><text:span text:style-name="T12">B . Présentation d</text:span><text:span text:style-name="T12">u groupe</text:span></text:p>
      <text:p text:style-name="P13"/>
      <text:p text:style-name="P5"><text:span text:style-name="T10"><text:tab/><text:tab/></text:span><text:span text:style-name="T8">Notre groupe se nomme « Zone 42 » et respecte l’organisation <text:tab/>suivant l’organigramme ci-présent :</text:span></text:p>
      <text:p text:style-name="P12"/>
      <text:p text:style-name="P2"><draw:custom-shape text:anchor-type="paragraph" draw:z-index="0" draw:name="Forme1" draw:style-name="gr1" draw:text-style-name="P24" svg:width="6.377cm" svg:height="2.594cm" svg:x="5.92cm" svg:y="0.459cm"><text:p text:style-name="P23"><text:span text:style-name="T14">Chef de groupe :</text:span></text:p><text:p text:style-name="P23"><text:span text:style-name="T14"/></text:p><text:p text:style-name="P23"><text:span text:style-name="T14">Jeremy Estien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e2" draw:style-name="gr2" draw:text-style-name="P24" svg:width="3.705cm" svg:height="2.488cm" svg:x="1.184cm" svg:y="5.142cm"><text:p text:style-name="P23"><text:span text:style-name="T14">Rémi Lefèvr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e2" draw:style-name="gr2" draw:text-style-name="P24" svg:width="3.705cm" svg:height="2.488cm" svg:x="5.232cm" svg:y="5.142cm"><text:p text:style-name="P23"><text:span text:style-name="T14">Rémi Viey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e2" draw:style-name="gr2" draw:text-style-name="P24" svg:width="3.705cm" svg:height="2.488cm" svg:x="9.2cm" svg:y="5.142cm"><text:p text:style-name="P23"><text:span text:style-name="T14">Vincent Roset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e2" draw:style-name="gr2" draw:text-style-name="P24" svg:width="3.705cm" svg:height="2.488cm" svg:x="13.196cm" svg:y="5.142cm"><text:p text:style-name="P23"><text:span text:style-name="T14">Léo Ferrara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" draw:name="Forme3" draw:style-name="gr3" draw:text-style-name="P23" svg:x1="9.068cm" svg:y1="3.052cm" svg:x2="9.068cm" svg:y2="4.322cm"><text:p/></draw:line><draw:line text:anchor-type="paragraph" draw:z-index="6" draw:name="Forme3" draw:style-name="gr3" draw:text-style-name="P23" svg:x1="15.154cm" svg:y1="4.322cm" svg:x2="3.115cm" svg:y2="4.322cm"><text:p/></draw:line><draw:line text:anchor-type="paragraph" draw:z-index="7" draw:name="Forme3" draw:style-name="gr3" draw:text-style-name="P23" svg:x1="3.115cm" svg:y1="4.322cm" svg:x2="3.115cm" svg:y2="5.142cm"><text:p/></draw:line><draw:line text:anchor-type="paragraph" draw:z-index="8" draw:name="Forme3" draw:style-name="gr3" draw:text-style-name="P25" svg:x1="7.084cm" svg:y1="4.322cm" svg:x2="7.084cm" svg:y2="5.142cm"><text:p/></draw:line><draw:line text:anchor-type="paragraph" draw:z-index="9" draw:name="Forme3" draw:style-name="gr3" draw:text-style-name="P23" svg:x1="11.026cm" svg:y1="4.322cm" svg:x2="11.026cm" svg:y2="5.142cm"><text:p/></draw:line><draw:line text:anchor-type="paragraph" draw:z-index="10" draw:name="Forme3" draw:style-name="gr3" draw:text-style-name="P23" svg:x1="15.154cm" svg:y1="4.322cm" svg:x2="15.154cm" svg:y2="5.142cm"><text:p/></draw:line><text:span text:style-name="T11"><text:tab/><text:tab/></text:span><text:span text:style-name="T6"> </text:span></text:p>
      <text:p text:style-name="P10"><text:span text:style-name="T5">2</text:span><text:span text:style-name="T5"> . Objectifs à atteindre</text:span></text:p>
      <text:p text:style-name="P4"/>
      <text:p text:style-name="P2"><text:span text:style-name="T4"><text:tab/></text:span><text:span text:style-name="T6">Nous nous sommes fixés des objectifs de fin de projet afin de maintenir un rythme de travail constant, et d’avoir un but à atteindre pour notre groupe. Ces objectifs sont les suivants :</text:span></text:p>
      <text:p text:style-name="P7"/>
      <text:p text:style-name="P2"><text:span text:style-name="T6"><text:tab/><text:tab/>- <text:s text:c="2"/>Création d’une application de jeu C# hors ligne </text:span><text:span text:style-name="T6">avec différents <text:tab/>mode de jeux</text:span></text:p>
      <text:p text:style-name="P7"><text:tab/><text:tab/>- <text:s text:c="2"/>Création d’une application de jeu C# multijoueur en ligne</text:p>
      <text:p text:style-name="P2"><text:span text:style-name="T6"><text:tab/><text:tab/>- <text:s text:c="2"/></text:span><text:span text:style-name="T6">Système d’échange de cartes entre joueurs en ligne</text:span></text:p>
      <text:p text:style-name="P7"><text:tab/><text:tab/>- <text:s text:c="2"/>Système de gestion de collection de cartes</text:p>
      <text:p text:style-name="P7"><text:tab/></text:p>
      <text:p text:style-name="P7"><text:tab/>Nous rappelons que certains objectifs sont susceptibles de ne pas être atteints. </text:p>
      <text:p text:style-name="P7"/>
      <text:p text:style-name="P16">3. Exigences et contraintes</text:p>
      <text:p text:style-name="P20"/>
      <text:p text:style-name="P7"><text:tab/>Tout au long de notre projet, nous serons soumis à des contraintes et des exigences particulières, afin de garantir un résultat correct et propre pour l'utilisateur. Parmi ces exigences et contraintes, on trouve :</text:p>
      <text:p text:style-name="P7"><text:tab/><text:tab/><text:tab/></text:p>
      <text:list xml:id="list6238381594109415270" text:style-name="L1">
        <text:list-item>
          <text:list>
            <text:list-item>
              <text:list>
                <text:list-item>
                  <text:p text:style-name="P22">L'application hors-ligne doit pouvoir fonctionner sans internet.</text:p>
                </text:list-item>
                <text:list-item>
                  <text:p text:style-name="P22">Le « deck » (paquet de cartes) du joueur devra être créé au hasard à chaque début de partie.</text:p>
                </text:list-item>
                <text:list-item>
                  <text:p text:style-name="P22">La charte graphique liée au projet (cf. cahier des charges fonctionnel) .</text:p>
                </text:list-item>
                <text:list-item>
                  <text:p text:style-name="P22">Les données liées à la collection de cartes devront être stockées dans un fichier « .json », avec les données agencées d'une certaine façon (voir <text:span text:style-name="T14">6. Aspects techniques</text:span>).</text:p>
                </text:list-item>
                <text:list-item>
                  <text:p text:style-name="P22">Un e-mail devra être envoyé au DSI de LEGO (Harry Cane), à l'adresse suivante : <text:a xlink:type="simple" xlink:href="mailto:s.pernelle@gmail.com" text:style-name="Internet_20_link" text:visited-style-name="Visited_20_Internet_20_Link">s.pernelle@gmail.com</text:a></text:p>
                </text:list-item>
                <text:list-item>
                  <text:p text:style-name="P22">L'application hors-ligne devra pouvoir être téléchargée depuis un site, sous la forme d'un installer en « .exe » ou « .msi ».</text:p>
                </text:list-item>
              </text:list>
            </text:list-item>
          </text:list>
        </text:list-item>
      </text:list>
      <text:p text:style-name="P7"><text:tab/><text:tab/></text:p>
      <text:p text:style-name="P7"><text:tab/> <text:s/></text:p>
      <text:p text:style-name="P7"/>
      <text:p text:style-name="P7"/>
      <text:p text:style-name="P7"><text:soft-page-break/></text:p>
      <text:p text:style-name="P7"/>
      <text:p text:style-name="P16">4. Utilisateurs</text:p>
      <text:p text:style-name="P16"/>
      <text:p text:style-name="P17"><text:tab/><text:span text:style-name="T7">Notre application sera utilisée par de nombreux joueurs : nous devons</text:span></text:p>
      <text:p text:style-name="P17"><text:span text:style-name="T7">donc faire un système d'utilisateurs. Nous devrons ainsi implémenter :</text:span></text:p>
      <text:p text:style-name="P17"><text:span text:style-name="T7"><text:tab/><text:tab/></text:span></text:p>
      <text:list xml:id="list7244725529578418713" text:style-name="L2">
        <text:list-item>
          <text:list>
            <text:list-item>
              <text:list>
                <text:list-item>
                  <text:p text:style-name="P18"><text:span text:style-name="T7">Un système d'authentification avec un nom d'utilisateur et un mot de passe (avec contraintes de sécurité définies).</text:span></text:p>
                </text:list-item>
                <text:list-item>
                  <text:p text:style-name="P18"><text:span text:style-name="T7">La possibilité de réinitialiser son mot de passe en cas de perte ou d'oubli.</text:span></text:p>
                </text:list-item>
                <text:list-item>
                  <text:p text:style-name="P18"><text:span text:style-name="T7">Chaque utilisateur aura sa collection de cartes liée à son compte.</text:span></text:p>
                </text:list-item>
              </text:list>
            </text:list-item>
          </text:list>
        </text:list-item>
      </text:list>
      <text:p text:style-name="P17"><text:span text:style-name="T7"/></text:p>
      <text:p text:style-name="P17"><text:span text:style-name="T7"/></text:p>
      <text:p text:style-name="P17"><text:span text:style-name="T2">5. Ressources utilisées</text:span></text:p>
      <text:p text:style-name="P17"><text:span text:style-name="T7"><text:tab/><text:tab/><text:tab/></text:span></text:p>
      <text:p text:style-name="P17"><text:span text:style-name="T7"><text:tab/>Pour mener à bien notre projet, nous allons avoir besoin de plusieurs <text:tab/>ressources :</text:span></text:p>
      <text:p text:style-name="P17"><text:span text:style-name="T7"><text:tab/></text:span></text:p>
      <text:list xml:id="list1302456338557054270" text:style-name="L3">
        <text:list-item>
          <text:list>
            <text:list-item>
              <text:list>
                <text:list-item>
                  <text:p text:style-name="P19"><text:span text:style-name="T7">Un serveur permettant d'héberger notre application hors-ligne, pour que n'importe qui puisse la télécharger grâce à une URL.</text:span></text:p>
                </text:list-item>
                <text:list-item>
                  <text:p text:style-name="P19"><text:span text:style-name="T7">Un serveur hébergeant l'application en ligne, la base de données liée aux utilisateurs et à leurs collections de cartes respectives </text:span></text:p>
                </text:list-item>
              </text:list>
            </text:list-item>
          </text:list>
        </text:list-item>
      </text:list>
      <text:p text:style-name="P17"><text:span text:style-name="T7"/></text:p>
      <text:p text:style-name="P17"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fo:font-weight="bold" style:font-style-asian="normal" style:font-weight-asian="bold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Zone 42</text:span><text:tab/><text:tab/><text:span text:style-name="MT1"><text:page-number text:select-page="current">4</text:page-number></text:span><text:span text:style-name="MT1">/</text:span><text:span text:style-name="MT1"><text:page-count>5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2T08:32:30.409000000</meta:creation-date>
    <dc:date>2017-10-06T09:56:15.09</dc:date>
    <meta:editing-duration>PT2H13M33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5" meta:paragraph-count="53" meta:word-count="550" meta:character-count="3365"/>
  </office:meta>
</office:document-meta>
</file>